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IO 1-</text:p>
      <text:p text:style-name="Standard">Escreva um algoritmo que leia um numero inteiro e informe se ele é par ou impar.</text:p>
      <text:p text:style-name="Standard">R:</text:p>
      <text:p text:style-name="Standard"/>
      <text:p text:style-name="Standard">Algoritmo Par;</text:p>
      <text:p text:style-name="Standard">Var</text:p>
      <text:p text:style-name="Standard">Inteiro n1;</text:p>
      <text:p text:style-name="Standard">Inteiro resto;</text:p>
      <text:p text:style-name="Standard"/>
      <text:p text:style-name="Standard">Leia (n1);</text:p>
      <text:p text:style-name="Standard"/>
      <text:p text:style-name="Standard">resto=n1 % 2;</text:p>
      <text:p text:style-name="Standard"/>
      <text:p text:style-name="Standard">Se (resto = 0){</text:p>
      <text:p text:style-name="Standard">Escreva "Par"; </text:p>
      <text:p text:style-name="Standard">}</text:p>
      <text:p text:style-name="Standard">Senao {</text:p>
      <text:p text:style-name="Standard">Escreva "Impar";</text:p>
      <text:p text:style-name="Standard">}</text:p>
      <text:p text:style-name="Standard"/>
      <text:p text:style-name="Standard">Exercicio</text:p>
      <text:p text:style-name="Standard"/>
      <text:p text:style-name="Standard">6-Faca um algoritmo que leia o horario de entrada e horario de saida de um funcionario,e escreva quanto tempo</text:p>
      <text:p text:style-name="Standard">ele ficou na empresa conforme a seguir:</text:p>
      <text:p text:style-name="Standard">HORA MINUTO <text:s text:c="21"/>HORA MINUTO</text:p>
      <text:p text:style-name="Standard">14 <text:s/>: 15 <text:s text:c="25"/>18 <text:s/>: <text:s/>30</text:p>
      <text:p text:style-name="Standard">RESULTADO:255 MINUTOS <text:s text:c="12"/>04 <text:s/>: <text:s/>15</text:p>
      <text:p text:style-name="Standard">7-Faca um algoritmo que calcule a area de um retanfulo e de um triangulo e informe qual o maior.</text:p>
      <text:p text:style-name="Standard">8-Faca um algoritmo que calcule o resultado da seguinte equação: (x elevado ao 3)+(2 com x elevado a 2)+6.</text:p>
      <text:p text:style-name="Standard">9-Voce acaba de ser contratado pelo Rh de uma empresa para efetuar o calculo de INSS e IR dos funcionarios.Seu chefe ao identificar que voce faz o curso de sistemas de informação</text:p>
      <text:p text:style-name="Standard"><text:s/>obrigou voce a pesquisar a tabela do IR e do INSS do mes de junho de 2012, e com base nesta fazer um algoritmo para calcular o salario liquido ,o valor do INSS,e o valor do IR de 1 funcionario.</text:p>
      <text:p text:style-name="Standard">Como entrada é fornecido o nome e o salario brutodo funcionario</text:p>
      <text:p text:style-name="Standard">Salario={Salario bruto-(Salario bruto*INSS)}*IR;</text:p>
      <text:p text:style-name="Standard"/>
      <text:p text:style-name="P1">Respostas:</text:p>
      <text:p text:style-name="P2">1-Programa Ponto Funcionario</text:p>
      <text:p text:style-name="P2">Var</text:p>
      <text:p text:style-name="P2">Integer he,me,hs,ms,tothora,totmin;</text:p>
      <text:p text:style-name="P2"/>
      <text:p text:style-name="P2">Escreva("Digite a hora de entrada do funcionario:");</text:p>
      <text:p text:style-name="P2">Leia(he);</text:p>
      <text:p text:style-name="P2"/>
      <text:p text:style-name="P2">Escreva("Digite o minuto de entrada do funcionario:");</text:p>
      <text:p text:style-name="P2">Leia(me);</text:p>
      <text:p text:style-name="P2"/>
      <text:p text:style-name="P2">Escreva("Digite a hora de saida do funcionario:");</text:p>
      <text:p text:style-name="P2">Leia(hs);</text:p>
      <text:p text:style-name="P2"/>
      <text:p text:style-name="P2"><text:soft-page-break/>Escreva("Digite o minuto de saida do funcionario:");</text:p>
      <text:p text:style-name="P2">Leia(ms);</text:p>
      <text:p text:style-name="P2"/>
      <text:p text:style-name="P2">Se (he&lt;hs) entao</text:p>
      <text:p text:style-name="P2">minutoshora:=(hs*60)-(he*60);</text:p>
      <text:p text:style-name="P2">minutoshora:=//total <text:s text:c="2"/>480</text:p>
      <text:p text:style-name="P2"/>
      <text:p text:style-name="P2">minutosminutos:=(ms-me);</text:p>
      <text:p text:style-name="P2">minutosminutos:=// total <text:s text:c="2"/>-21</text:p>
      <text:p text:style-name="P2"/>
      <text:p text:style-name="P2">tothora:=minutoshora+minutosminutos ; <text:s text:c="10"/>480+(-21);</text:p>
      <text:p text:style-name="P2">tothora:=//total 459;</text:p>
      <text:p text:style-name="P2">//tothora:=tothora/60;</text:p>
      <text:p text:style-name="P2">//tothora:=//total <text:s/>7</text:p>
      <text:p text:style-name="P2">totminutos:= <text:s text:c="2"/>tothora- ((tothora /60)*60 );</text:p>
      <text:p text:style-name="P2">totminutos:=// total <text:s/>39</text:p>
      <text:p text:style-name="P2"/>
      <text:p text:style-name="P2"/>
      <text:p text:style-name="P2">tothora:=hs-he;// <text:s/>14 entrada <text:s text:c="2"/>22 <text:s/>saida</text:p>
      <text:p text:style-name="P2">tomin:= me -ms; <text:s/>45 entrada <text:s text:c="3"/>24 <text:s/>said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44S</meta:editing-duration>
    <meta:editing-cycles>22</meta:editing-cycles>
    <meta:generator>LibreOffice/3.5$Windows_x86 LibreOffice_project/7e68ba2-a744ebf-1f241b7-c506db1-7d53735</meta:generator>
    <dc:date>2012-08-06T20:25:04.61</dc:date>
    <meta:document-statistic meta:table-count="0" meta:image-count="0" meta:object-count="0" meta:page-count="2" meta:paragraph-count="52" meta:word-count="286" meta:character-count="1902" meta:non-whitespace-character-count="1576"/>
    <meta:user-defined meta:name="Info 1"/>
    <meta:user-defined meta:name="Info 2"/>
    <meta:user-defined meta:name="Info 3"/>
    <meta:user-defined meta:name="Info 4"/>
  </office:meta>
</office:document-meta>
</file>